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font-weight="bold" officeooo:rsid="001e5b58" officeooo:paragraph-rsid="001e5b58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ff047" officeooo:paragraph-rsid="001ff047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3edaf" officeooo:paragraph-rsid="0023edaf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4pt" fo:font-weight="bold" officeooo:rsid="0045fa7d" officeooo:paragraph-rsid="0023edaf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1e5b58"/>
    </style:style>
    <style:style style:name="T1" style:family="text">
      <style:text-properties officeooo:rsid="002077b0"/>
    </style:style>
    <style:style style:name="T2" style:family="text">
      <style:text-properties fo:font-style="italic" officeooo:rsid="002077b0" style:font-style-asian="italic" style:font-style-complex="italic"/>
    </style:style>
    <style:style style:name="T3" style:family="text">
      <style:text-properties officeooo:rsid="00254284"/>
    </style:style>
    <style:style style:name="T4" style:family="text">
      <style:text-properties style:font-name="Times New Roman" fo:font-size="12pt" fo:font-weight="normal" officeooo:rsid="001e5b58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ff047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3cf620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304fc7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0ccb4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317c49" style:font-size-asian="12pt" style:font-weight-asian="normal" style:font-size-complex="12pt" style:font-weight-complex="normal"/>
    </style:style>
    <style:style style:name="T10" style:family="text">
      <style:text-properties officeooo:rsid="00317c49"/>
    </style:style>
    <style:style style:name="T11" style:family="text">
      <style:text-properties officeooo:rsid="0031eea3"/>
    </style:style>
    <style:style style:name="T12" style:family="text">
      <style:text-properties officeooo:rsid="00335724"/>
    </style:style>
    <style:style style:name="T13" style:family="text">
      <style:text-properties officeooo:rsid="003cf620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stęp</text:p>
      <text:p text:style-name="P5"><text:span text:style-name="T4">Wraz z postępem technologicznym w wielu dziedzinach, powstają zarówno nowe możliwości jak i problemy towarzyszące człowiekowi. Wszelakie możliwości komunikowania się, </text:span><text:span text:style-name="T5">zakładania biznesu, promowania swoich prac z biegiem czasu </text:span><text:span text:style-name="T6">ewoluowały</text:span><text:span text:style-name="T5">, w końcu ku jeszcze skuteczniejszemu ułatwieniu dotarcia do szerszej rzeszy potencjalnych odbiorców czy wspólników powstały portale społecznościowe mające na celu skupiać ludzi oraz umożliwić komunikację w sposób bezpośredni. </text:span><text:span text:style-name="T6">Opisywane</text:span><text:span text:style-name="T7"> rozwiązanie </text:span><text:span text:style-name="T8">w szybkim tempie zyskiwało <text:s/>adresatów, głównie za sprawą </text:span><text:span text:style-name="T9">swojej wielofunkcyjności, co w ówczesnych czasach stanowiło dla nich ułatwienie. </text:span><text:span text:style-name="T6">Użytkownicy n</text:span><text:span text:style-name="T9">ie musieli już wyposażać swoich urządzeń w mnogą ilość aplikacji desktopowych. Nowe portale zezwalały na pracę z poziomu przeglądarki internetowej. Dodatkowo, użytkownicy zyskali wiele nowych możliwości komunikacji z innymi, np. poprzez udostępnianie <text:s/>wiadomości, które mógł zobaczyć każdy na stronie głównej.</text:span></text:p>
      <text:p text:style-name="P2">Celem pracy jest stworzenie portalu społecznościowego przeznaczonego dla inwestorów giełdowych oraz osób zawierających transakcje na <text:span text:style-name="T1">walutach wirtualnych (ang. </text:span><text:span text:style-name="T2">cryptocurrencies</text:span><text:span text:style-name="T1">). Głównym założeniem wyżej wymienionej aplikacji jest umożliwienie <text:s/>bezpośredni</text:span><text:span text:style-name="T13">ej</text:span><text:span text:style-name="T1"> komunikacj</text:span><text:span text:style-name="T13">i</text:span><text:span text:style-name="T1"> między </text:span><text:span text:style-name="T13">jej klientami</text:span><text:span text:style-name="T1">, dzielenie się informacjami, śledzenie bieżących informacji na temat ekonomii powiązanej z tematem pracy, </text:span><text:span text:style-name="T10">przydatnej podczas podejmowania decyzji na rynkach finansowych</text:span><text:span text:style-name="T1">, a także dokonywanie transakcji: zarówno operacje na akcjach poszczególnych spółek, jak i na walutach wirtualnych z</text:span><text:span text:style-name="T3">na</text:span><text:span text:style-name="T1">nych powszechnie jako kryptowaluty. </text:span><text:span text:style-name="T11">Nie można pominąć w tym celu zabe</text:span><text:span text:style-name="T12">z</text:span><text:span text:style-name="T11">pieczenia płatności.</text:span><text:span text:style-name="T1"> </text:span><text:span text:style-name="T10">Ważnym aspektem jest także przechowywanie nabytych instrumentów, a także ich porządkowanie. </text:span></text:p>
      <text:p text:style-name="P3">Praca została podzielona na cztery części odnoszące się do <text:span text:style-name="T13">kompletnego</text:span> procesu wytwarzania aplikacji internetowych. Rozdział drugi skupia się na opisie technologii wykorzystanych do implementacji oprogramowania. W rozdziale trzecim zawarty jest opis projektu syste<text:span text:style-name="T3">m</text:span>u pod względem założeń, struktury warstw, na których dana aplikacja się opiera, projektu bazy danych <text:span text:style-name="T3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 </text:span><text:span text:style-name="T11">Całą pracę zamyka część poświęcona wnioskom na temat wytworzonego systemu.</text:span></text:p>
      <text:p text:style-name="P3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1T15:04:10.909000000</meta:creation-date>
    <dc:date>2022-11-22T00:12:17.604000000</dc:date>
    <meta:editing-duration>P1DT16H42M52S</meta:editing-duration>
    <meta:editing-cycles>19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4" meta:word-count="298" meta:character-count="2457" meta:non-whitespace-character-count="2159"/>
  </office:meta>
</office:document-meta>
</file>